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62c8" officeooo:paragraph-rsid="001f62c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ypescript nedir ve ne amaçlı kullanılır?</text:p>
      <text:p text:style-name="P1"/>
      <text:p text:style-name="P1"><text:s/>TypeScript denilince karşımıza çıkan ilk ley Superset of JavaScript . Yani JavaScriptin kod yazma açısından daha iyiye çıkarılmış halidir .Çalışma mantığı : TypeScript dosyası oluşturmak için yapmamız gereken .ts uzantılı bir dosya oluşturmak. .ts uzantılı dosyayı direk çalışacak ortama atmıyoruz.Typescript kodlarını yazıyoruz ve yazdığımız kodları derleyip JavaScript kodlarına çeiriyoruz.TypeScript transpilerında npm üzerinden projemıze geliştirme paketi olarak yukluyoruz ve yukledikten sonra yapmamız gereken ts komutu ile çalıştırıyoruz ve çalıştırdıktan sonra <text:s/>main.js hali çıkıyo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tr" fo:country="T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04T17:24:40.912497662</meta:creation-date>
    <dc:date>2020-09-04T17:35:49.583867068</dc:date>
    <meta:editing-duration>PT58S</meta:editing-duration>
    <meta:editing-cycles>1</meta:editing-cycles>
    <meta:document-statistic meta:table-count="0" meta:image-count="0" meta:object-count="0" meta:page-count="1" meta:paragraph-count="2" meta:word-count="78" meta:character-count="633" meta:non-whitespace-character-count="555"/>
    <meta:generator>LibreOffice/6.4.5.2$Linux_X86_64 LibreOffice_project/40$Build-2</meta:generator>
  </office:meta>
</office:document-meta>
</file>